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fo:color="#5c8526"/>
    </style:style>
    <style:style style:name="T5" style:family="text">
      <style:text-properties style:font-name="Courier1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83"/><text:span text:style-name="T1">Net ID:</text:span> ________<text:span text:style-name="T1"><text:line-break/><text:line-break/></text:span></text:p>
      <text:p text:style-name="P1">Functions and Loops</text:p>
      <text:p text:style-name="P3"/>
      <text:list xml:id="list2127571486222211490" text:style-name="L1">
        <text:list-item>
          <text:p text:style-name="P5">Write a function short_shout that takes a list of words as a parameter and gives back all of the words in the list that are less than or equal to 3 characters long, and with an exclamation point added. Here's an example of how it may work:<text:line-break/></text:p>
          <text:p text:style-name="P8"><text:span text:style-name="T5">words = ['who', 'when', 'where', 'why', 'ok']<text:line-break/>result = short_shout(words)<text:line-break/>print(result) # ['who!', 'why!', 'ok!']<text:line-break/></text:span><text:span text:style-name="T2"><text:line-break/></text:span></text:p>
          <text:list>
            <text:list-header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10-05T19:59:12</dc:date>
    <dc:creator>Joe Versoza</dc:creator>
    <meta:editing-duration>P1DT1H51M37S</meta:editing-duration>
    <meta:editing-cycles>21</meta:editing-cycles>
    <meta:generator>OpenOffice/4.1.1$Unix OpenOffice.org_project/411m6$Build-9775</meta:generator>
    <meta:printed-by>Joe Versoza</meta:printed-by>
    <meta:print-date>2017-10-05T10:46:36</meta:print-date>
    <meta:document-statistic meta:table-count="0" meta:image-count="0" meta:object-count="0" meta:page-count="1" meta:paragraph-count="4" meta:word-count="71" meta:character-count="510"/>
  </office:meta>
</office:document-meta>
</file>